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54pt" style:font-size-asian="54pt" style:font-size-complex="5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master-page-name="MP0">
      <style:paragraph-properties fo:text-align="justify" style:justify-single-word="false" style:page-number="auto" fo:break-before="page"/>
      <style:text-properties fo:color="#eeeeee" loext:opacity="100%" fo:font-size="20pt" fo:background-color="#000000" style:font-size-asian="20pt" style:font-size-complex="20pt"/>
    </style:style>
    <style:style style:name="P6" style:family="paragraph" style:parent-style-name="Standard">
      <style:paragraph-properties fo:text-align="justify" style:justify-single-word="false"/>
      <style:text-properties officeooo:paragraph-rsid="0005df27"/>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rsid="0005df27" officeooo:paragraph-rsid="0005df27"/>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font-name-complex="Mangal"/>
    </style:style>
    <style:style style:name="T4" style:family="text">
      <style:text-properties officeooo:rsid="0005df27" style:font-name-complex="Mangal"/>
    </style:style>
    <style:style style:name="T5" style:family="text">
      <style:text-properties officeooo:rsid="0005df27"/>
    </style:style>
    <style:style style:name="T6" style:family="text">
      <style:text-properties style:font-name="Liberation Serif" fo:font-size="21.5pt" fo:font-style="normal" fo:font-weight="normal" style:font-size-asian="21.5pt" style:font-style-asian="normal" style:font-weight-asian="normal"/>
    </style:style>
    <style:style style:name="T7" style:family="text">
      <style:text-properties style:font-name="Liberation Serif" fo:font-size="11pt" fo:font-style="normal" fo:font-weight="normal" style:font-size-asian="11pt" style:font-style-asian="normal" style:font-weight-asian="normal" style:font-size-complex="11pt"/>
    </style:style>
    <style:style style:name="T8" style:family="text">
      <style:text-properties fo:font-size="11pt" style:font-size-asian="11pt" style:font-size-complex="11pt"/>
    </style:style>
    <style:style style:name="T9" style:family="text">
      <style:text-properties fo:font-size="11pt" officeooo:rsid="0005df27" style:font-size-asian="11pt" style:font-size-complex="11pt"/>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ojciech Moszczyński</text:p>
      <text:p text:style-name="P1">12 zasad Agile</text:p>
      <text:p text:style-name="P2"/>
      <text:p text:style-name="P2">W ostatnim artykule opisałem czym jest Agile. Agile to jednocześnie metodyka i filozofia, to podejście dające możliwość dopasowania swojej pracy do zmieniających się potrzeb klienta. W typowym, klasycznej metodzie organizacji pracy zwanej „waterfall” jesteśmy zmuszeni do drobiazgowego planowania. Musimy wszystko przewidzieć i wyznaczyć określony, zdefiniowany wcześniej cel. Plan pracy powinien być wykonany zanim przystąpimy do realizacji naszego przedsięwzięcia. Filozofia Agile jest więc przeciwieństwem konserwatywnego podejścia do planowania.</text:p>
      <text:p text:style-name="P2"/>
      <text:p text:style-name="P2">W mojej ostatniej publikacji wyjaśniłem, jak trudno jest planować w niepewnym otoczeniu gospodarczym. Trudno jest planować, jeśli nie wiemy, co się stanie, jak głęboka będzie recesja, jak trudne i wielkie zmiany nadejdą w najbliższej przyszłości. W miejsce kompleksowego i złożonego planowania metodologia Agile proponuje planowanie małych kroków w krótkim, względnie przewidywalnym horyzoncie czasowym. Dzięki takiemu możliwe jest zachowanie wysokiej elastyczności co pomaga unikać niektórych trudności i przeszkód. Dzięki Agile będziemy lepiej przygotowani do wszelkich obstrukcji i wąskich gardeł związanych z recesją czy niestabilną sytuacją na rynku surowców i paliw. Co więcej, planując pracę metodą małych kroków będziemy w stanie lepiej wykorzystać okazje pojawiające się w otoczeniu gospodarczym. Metodologia Agile to nie tylko sposób planowania, to również całościowe podejście do tego jak organizować pracę zespołów, jak traktować klientów i jak zwiększać wartości naszych produktów i usług.</text:p>
      <text:p text:style-name="P2"/>
      <text:p text:style-name="P3">Jak wdrożyć podejście Agile do naszego życia zawodowego?</text:p>
      <text:p text:style-name="P2"/>
      <text:p text:style-name="P2">Dobrze jest czytać o nowych rozwiązaniach organizacyjnych w zarządzaniu. Dobrze jest myśleć, że to my jesteśmy nowocześni i stosujemy najskuteczniejsze metody zarządzania. Gorzej gdy jakaś metoda wydaje się atrakcyjne, a na końcu okazuje się ona niepraktyczna lub trudna do wdrożenia. <text:s/>Wtedy niechętnie musimy porzucić nadzieje na zmiany i wrócić do starych metod. Znając tylko ogólniki trudno jest wprowadzić coś nowego do trudnej praktyki biznesowej. W odpowiedzi na to, dziś przedstawię punkt po punkcie, receptę na wdrożenie metodyki Agile.</text:p>
      <text:p text:style-name="P2"/>
      <text:p text:style-name="P3">12 kluczowych punktów Agile</text:p>
      <text:p text:style-name="P2"/>
      <text:p text:style-name="P2"><text:span text:style-name="Domyślna_20_czcionka_20_akapitu"><text:span text:style-name="T2">Punkt 1. Klient jest najważniejszy, klienci mają zawsze rację</text:span></text:span></text:p>
      <text:p text:style-name="P6">Podejście Agile nie wnosi tu nic nowego. Wszyscy wiedzą, że otwartość na wymagania klienta to kluczowy czynnik i źródło dobrych relacji z naszymi partnerami w biznesie. Wydaje się, że nie ma potrzeby rozwijania tego punktu. Warto jednak dodać kilka słów. Wśród osób, które opracowują i wypuszczają na rynek złożone aplikacje i urządzenia, może pojawić się bardzo duży poziom irytacji, gdy klienci w trakcie prac żądają dokonania istotnych zmian w projekcie. Przypomnijmy, <text:s/>pracujemy dla klienta i klient może zmienić zdanie, ma do tego prawo. To my musimy zapewnić wartość dodaną, a klient musi mieć świadomość i przekonanie, że otrzymuje od nas wartościową usługę lub produkt. Dynamicznie zmieniający się rynek wymaga elastycznego i empatycznego podejścia do potrzeb naszych zleceniodawców. Jest to główne przesłanie tego punktu.<text:span text:style-name="Odwołanie_20_do_20_komentarza"><text:span text:style-name="T3"> </text:span></text:span><text:span text:style-name="T7">Agile</text:span><text:span text:style-name="T8"> traktuje klienta partnersko, podkreśla, że jest on </text:span><text:span text:style-name="T9">w jakimś sensie</text:span><text:span text:style-name="T8"> częścią zespołu. <text:s/></text:span></text:p>
      <text:p text:style-name="P6"><text:span text:style-name="Odwołanie_20_do_20_komentarza"><text:span text:style-name="T4"><text:s/></text:span></text:span></text:p>
      <text:p text:style-name="P6"><text:span text:style-name="Odwołanie_20_do_20_komentarza"><text:span text:style-name="T4"/></text:span></text:p>
      <text:p text:style-name="P2"/>
      <text:p text:style-name="P2"/>
      <text:p text:style-name="P4"><text:soft-page-break/>Punkt 2. Bądź gotowy na prośbę o zmianę wymagań</text:p>
      <text:p text:style-name="P2">Dzisiejszy biznes to ciągłe poszukiwanie szans i przewag konkurencyjnych, tworzenie nowych inicjatyw, szukanie nowych pomysłów i szans na zyskowne inwestycje. Przy nowych inicjatywach uczą się dwie strony, wspólnie uczą się inicjatorzy nowego pomysłu oraz ludzie, które te pomysły wdrażają w życie. W trakcie prowadzenia projektu mogą pojawić się zarówno wąskie gardła jak i nowe możliwości. Teoretyczne idee są konfrontowane z trudną praktyką życia gospodarczego, zderzane z rzeczywistością. Nowe rozwiązania są testowane i często odrzucane. Ten punkt mówi wiele o wzajemnym zrozumieniu klienta oraz zespołu realizującego projekt. Otwartość na zmiany daje bardzo duże możliwości samorozwoju dla obu stronom. Zapewnia wartościowe doświadczenia i wiedzę przydatną dla nowych pomysł oraz dla wspólnego rozwoju.</text:p>
      <text:p text:style-name="P2"/>
      <text:p text:style-name="P2"/>
      <text:p text:style-name="P4">Punkt 3. Często dostarczaj rozwiązania lub produkty</text:p>
      <text:p text:style-name="P2">Musimy często wchodzić w interakcje z naszymi klientami. Często bywa, że klient zamawia produkt i czeka na niego przez dłuższy czas. Strony zamawiająca i wykonawcza nie mają ze sobą kontaktu. Przez to nie ma możliwości przekazywania wzajemnych informacji związanych z procesem tworzenia i testowania nowych rozwiązań. Taka sytuacja staje się potencjalnym źródłem niezrozumienia lub nawet odrzucenia naszej pracy przez inwestora. Aby uniknąć takiej sytuacji należy podzielić przedsięwzięcia na małe kawałki. Takie rozwiązanie ułatwia komunikację z klientem. Częste kontakty pozytywnie wpływają na jakość produktów i usług. <text:span text:style-name="T5">Brak kontaktu z klientem prowadzi do nieporozumień i ostatecznie do porażki. </text:span>Podział projektu na mniejsze pod-projekty jest też praktyczne, ponieważ potencjalna zmiana projektowa, o którą może poprosić klient, nie będzie zbyt bolesna i kosztowna. Będzie ona dotyczyła małego pod-projektu. Na końcu warto wspomnieć, że takie podejście pozytywnie wpływa na zacieśnienia więzi współpracy co jest wartością samą w sobie.</text:p>
      <text:p text:style-name="P2"/>
      <text:p text:style-name="P4">Punkt 4. Osoby z działu sprzedaży powinny ściśle współpracować z zespołem wdrożeniowym</text:p>
      <text:p text:style-name="P2"/>
      <text:p text:style-name="P2">W dzisiejszych czasach wszystko jest zawiłe, złożone i często bardzo zaawansowane. Branże są podzielona na wąskie specjalizacje. Często, gdy ktoś wie jak sprzedać lub jak rozmawiać z biznesem, posiada jednocześnie słabą orientację w sprawach technicznych. Taka sytuacja może być źródłem rozczarowań i nieporozumień. Sprzedawca może obiecać klientowi bardzo wiele. Ekspert techniczny, który musi zebrać prawdziwe wymagania od klienta i zestawić je z realnymi możliwościami, może stwierdzić, że projekt w uzgodnionej formie jest niemożliwy do realizacji. Receptą na tego typu problem jest ścisła współpraca handlowców z ekspertami technicznymi.</text:p>
      <text:p text:style-name="P2"/>
      <text:p text:style-name="P4">Punkt 5. Współpracuj z wysoko zmotywowanymi pracownikami</text:p>
      <text:p text:style-name="P2">Ten punkt dotyczy atmosfery panującej wśród członków zespołu wykonawczego. Aby coś osiągnąć, musimy mieć odpowiednich ludzi. Nigdy nie należy współpracować z ludźmi, którym nie chce się pracować, nie mają pomysłu lub chęci, z ludźmi, którzy są problemem dla innych członków zespołu. Oni się nie zmienią a ich motywacja może nawet ulec pogorszeniu.</text:p>
      <text:p text:style-name="P2">Czasami trudno jest znaleźć wysoce zmotywowanych ludzi, którzy mają silną wolę i chęć ponoszenia dodatkowego wysiłku. Jednak się opłaca znalezienie i zaangażowanie takich osób do projektu. Tacy ludzie są bardzo wartościowi i wszystko jest z nimi łatwiejsze. Można długo mówić o tym jak zwiększyć poziom motywacji, jak współpracować z ludźmi i utrzymywać dobre relację pomiędzy członkami zespołu. Największymi wrogami wysokiego morale są: ograniczony czas, porażki i wąskie gardła oraz brak szacunku. Wiele nieprzewidywalnych czynników na przykład <text:s/>przedwczesny, łatwy sukces <text:s/>może przyczynić się do zdemotywowania członków zespołu. Pamiętaj, aby do projektów wybierać osoby stabilne emocjonalnie, <text:s/>zmotywowane i pozytywnie nastawione.</text:p>
      <text:p text:style-name="P2"/>
      <text:p text:style-name="P2"/>
      <text:p text:style-name="P4">Punkt 6. Najskuteczniejszą formą komunikacji jest rozmowa twarzą w twarz</text:p>
      <text:p text:style-name="P2"><text:soft-page-break/>Ostatnio bardzo popularne są spotkania online. Ta bardzo wygodna i tania forma kontaktu. Niestety nie jest ona tak efektywna jak realne spotkania. Brakuje mowy ciała, która odpowiada za około 70% przekazu. Część zespołów rozmawia online przy włączonych kamerach. Dobra komunikacja oszczędza czas i przyczynia się do unikania nieporozumień. Jeśli bezpośredni kontakt jest utrudniony lub niemożliwy, nigdy nie należy wyłączać kamer na spotkaniach zdalnych.</text:p>
      <text:p text:style-name="P2"/>
      <text:p text:style-name="P2"><text:span text:style-name="Domyślna_20_czcionka_20_akapitu"><text:span text:style-name="T2">Punkt 7. Działające rozwiązanie ma większą wartości niż rozważania teoretyczne</text:span></text:span></text:p>
      <text:p text:style-name="P2">Ten punkt nie wymaga głębokich wyjaśnień. Lepszy wróbel w garści niż gołąb na dachu. Nasza praca powinna mieć wymiar praktyczny. Ważne jest, aby nie dążyć do perfekcji, ponieważ doskonałość jest częstą przyczyną porażek w projektach. Nasze rozwiązanie powinno działać i powinno być osiągnięte niezbyt dużymi kosztem. Tanio i szybko to nie znaczy gorzej, to znaczy, że mamy więcej czasu na doskonalenie już działającego rozwiązania. Nie będzie też kłopotem wdrożenie ewentualnych zmiana wymagań zaproponowanych przez klienta.<text:span text:style-name="Odwołanie_20_do_20_komentarza"><text:span text:style-name="T3"> </text:span></text:span><text:span text:style-name="T7">Wprowadzane rozwiązania </text:span><text:span text:style-name="T8">muszą odnosić się do pewnej jakości, ustalonej między dostawcą a klientem. </text:span><text:span text:style-name="T9">W ten sposób</text:span><text:span text:style-name="T8">, dostarczamy wartość biznesową dużo szybciej, mniejszym </text:span><text:span text:style-name="T9">nakładem wysiłku</text:span><text:span text:style-name="T8">. Nie chodzi jednak o "mniejszy koszt", tylko o właśnie krótszy czas dostarczania </text:span><text:span text:style-name="T9">rozwiązania</text:span><text:span text:style-name="T8">. Działające oprogramowanie musi być odpowiedniej jakości.</text:span></text:p>
      <text:p text:style-name="P2"><text:span text:style-name="Odwołanie_20_do_20_komentarza"/></text:p>
      <text:p text:style-name="P2"/>
      <text:p text:style-name="P2"><text:span text:style-name="Domyślna_20_czcionka_20_akapitu"><text:span text:style-name="T2">Punkt 8. Staraj się równoważyć rozwój</text:span></text:span></text:p>
      <text:p text:style-name="P2">Zrównoważony rozwój produktu lub usługi jest możliwy dzięki sekwencjonowaniu pracy. Praca jest realizowana według kolejnych sekwencji. Najpierw robiony jest we właściwym kierunku jeden krok, wynik jest pokazywany klientowi, on udziela informacji zwrotnej. Następnie na podstawie oceny klienta wprowadzane są ewentualne ulepszenia i poprawki. Następnie proces realizacji zostaje przesunięty do kolejnego etapu. Ważne jest utrzymanie odpowiedniego tempa pracy, ponieważ zapewnia to równoważenie wysiłku i odpowiednią atmosferę w projektach. Należy unikać nieregularnego tempa pracy, okresowych szybkich sprintów i czasu bezczynności.</text:p>
      <text:p text:style-name="P2"/>
      <text:p text:style-name="P2"><text:span text:style-name="Domyślna_20_czcionka_20_akapitu"><text:span text:style-name="T2">Punkt 9. Koncentracja na jakości i wydajności rozwiązania</text:span></text:span></text:p>
      <text:p text:style-name="P2">PNie jest łatwo wyjaśnić, o co w tym punkcie chodzi. Z jednej strony według podejścia Agile powinniśmy działać szybko i dostarczać wielu rozwiązań w krótkim czasie. Z drugiej strony nie powinniśmy koncentrować się na perfekcji, ponieważ perfekcja jest najczęstszą przyczyną porażek w projektach. Doskonałość jest zła, jeśli pracownicy ulepszają swój produkt lub usługę bez opamiętania i bez ekonomicznego uzasadnienia. O co więc chodzi? Odpowiedź na to pytanie może pochodzić z metodologii Six Sigma. Należy dostarczać doskonały produkt lub usługę dzięki takiemu zorganizowaniu procesu, który pozwala osiągnąć wysoki poziom jakości bez ponoszenia znacznych kosztów. Bardzo użyteczna w tym punkcie jest zasada maksymalizacji krańcowej efektywności nakładów. <text:span text:style-name="T5">W podejściu Agile c</text:span>hodzi o rozwijanie produktu oraz ciągłe doskonalenie procesów wytwarzania. <text:span text:style-name="T5">Chodzi</text:span> wyciąganie wniosków <text:span text:style-name="T5">z przebiegu dotychczasowej pracy</text:span>, by kolejne <text:span text:style-name="T5">prace</text:span> były coraz lepsze. </text:p>
      <text:p text:style-name="P2"/>
      <text:p text:style-name="P4">Punkt 10. Prostota rozwiązań</text:p>
      <text:p text:style-name="P2">W każdej sytuacji należy szukać prostego rozwiązania. Proste rozwiązanie jest tanie w utrzymaniu, ponieważ nie wymaga zawiłej instrukcji lub dokumentacji technicznej. Czy to założenie brzmi naiwnie? Należy szukać tak zwanych „nisko wiszących owoców”. Nie trzeba szukać bardzo skomplikowanych rozwiązań, wystarczyłby zdrowy rozsądek, aby znaleźć prosty sposób zgodnie z zasadą „Brzytwa Ockhama”.</text:p>
      <text:p text:style-name="P2"/>
      <text:p text:style-name="P2"><text:span text:style-name="Domyślna_20_czcionka_20_akapitu"><text:span text:style-name="T2">Punkt 11. Samo organizujące się zespoły</text:span></text:span></text:p>
      <text:p text:style-name="P2">Zespoły powinny składać się z osób, które chciałyby być wolne, które chciałyby określać własne zasady wewnątrz zespołu. Pracownicy zespołu powinni uzgodnić najważniejsze aspekty swojej pracy, sposób komunikowania się w ramach współpracy oraz ogólnie zdefiniować system wartości w zespole. Ludzie zawsze pracują lepiej gdy czują się bezpiecznie, a czują się bezpiecznie jeśli <text:soft-page-break/>pracują w zdefiniowanym i wspólnie uzgodnionym systemie norm i zasad. Ten punkt ma też drugą, nieco ciemniejszą stronę. Ludzie nigdy nie zrobią czegoś złego, jeśli nie będzie to spójne z systemem wartości zgranego zespół. Z definicji ludzie rzadko zgadzają się na niemoralne i złe zasady koegzystowania. Więc uzgodnienia moralne wewnątrz zespołu są bardzo dobre dla pracodawcy, ponieważ zapewniają mu stabilizację i bezpieczeństwo, uwalniają go od zagrożenia.</text:p>
      <text:p text:style-name="P2"/>
      <text:p text:style-name="P2"><text:span text:style-name="Domyślna_20_czcionka_20_akapitu"><text:span text:style-name="T2">Punkt 12. Samodoskonalenie zespołów</text:span></text:span></text:p>
      <text:p text:style-name="P2">Zespoły składają się z ekspertów. Ci wyspecjalizowani pracownicy muszą być na bieżąco z technologią, która zmienia się bardzo dynamicznie. W czasie pracy członkowie zespołu muszą mieć możliwość samodoskonalenia, nauki, aktualizacji narzędzi. To bardzo ważny punkt metodologii Agile, można rzec rewolucyjny. Całe życie pracowałem jako kontroler finansowy lub data scientist. Oba zawody wymagają ciągłej nauki. Niestety większość życie borykałem się z zakazem nauki w miejscu pracy. Oficjalnie mogłem się uczyć wyłącznie w czasie wolnym lub na zorganizowanych przez pracodawcę warsztatach. W podejściu Agile nauka w godzinach pracy jest czymś naturalnym. Pracodawca wie, że źródłem postępu technologicznego jest nauka.</text:p>
      <text:p text:style-name="P2"><text:s/></text:p>
      <text:p text:style-name="P2"><text:span text:style-name="T10">Podsumowanie</text:span></text:p>
      <text:p text:style-name="P2">Bardzo ważne jest, jak podchodzimy do rozwiązania problemu, jak traktujemy ogólne, typowe kłopoty i jaka jest nasza definicja tych kłopotów. Czasami możemy się przekonać, że tylko niewielka zmiana nastawienia lub ponowne zdefiniowanie celu może zmienić wszystko. W naukach o strategii wojennej można dowiedzieć się, że nie tylko jakość uzbrojenia jest ważna, ale również ważne jest jak to wybrane uzbrojenie powinno być używane w sensie taktycznym. Taką samą sytuację spotykamy w życiu. Mamy zestaw narzędzi, doświadczeń i umiejętności. Używamy tych zasobów do rozwiązywania problemów. Jednak aby te zasoby używane były efektywnie potrzebujemy dobrej taktyki ich wykorzystania. Metodologia Agile to właśnie taka taktyka, która może przyczynić się do wzrostu efektywności wykorzystania naszych zasobów.</text:p>
      <text:p text:style-name="P2"/>
      <text:p text:style-name="P2"/>
      <text:p text:style-name="P8">Konsultacja merytoryczna </text:p>
      <text:p text:style-name="P8">Klaudia Purchała-Przybyła</text:p>
      <text:p text:style-name="P8">Line Manager Unity Grou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ny"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ekst_20_komentarza" style:display-name="Tekst komentarza" style:family="paragraph" style:parent-style-name="Normalny">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omyślna_20_czcionka_20_akapitu" style:display-name="Domyślna czcionka akapitu" style:family="text"/>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name-complex="Mangal" style:font-family-complex="Mangal" style:font-family-generic-complex="roman" style:font-pitch-complex="variable" style:font-size-complex="9pt"/>
    </style:style>
    <style:style style:name="Temat_20_komentarza_20_Znak" style:display-name="Temat komentarza Znak" style:family="text" style:parent-style-name="Tekst_20_komentarza_20_Znak">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1048a8393ae2eeec98dff31b5c133c5f1d08b890</meta:generator>
    <meta:creation-date>2023-01-03T15:34:00Z</meta:creation-date>
    <dc:date>2023-01-22T11:31:37.705476324</dc:date>
    <meta:editing-cycles>22</meta:editing-cycles>
    <meta:editing-duration>PT3H23M44S</meta:editing-duration>
    <meta:document-statistic meta:table-count="0" meta:image-count="0" meta:object-count="0" meta:page-count="4" meta:paragraph-count="39" meta:word-count="1788" meta:character-count="13076" meta:non-whitespace-character-count="11314"/>
    <meta:template xlink:type="simple" xlink:actuate="onRequest" xlink:title="" xlink:href="Normal"/>
  </office:meta>
</office:document-meta>
</file>